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うしてガウラと共に視察へ出るのも、
数ヶ月ぶりじゃの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致し方ありません。　近頃の魔物活発化は
　例年にない異常事態で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先日のデニ砂漠騒動など、デザート
　レンジャーの救援なしでは収拾が
　付かなかったでしょう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じゃ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原因がつかめず、研究者たちも手を焼いて
おるそうじゃの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なにぶん、初めてのことですから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ところで姫、出発前のお話なのですが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？</text:p>
          </table:table-cell>
          <table:table-cell table:style-name="ce0" office:value-type="string">
            <text:p>Map009</text:p>
          </table:table-cell>
          <table:table-cell table:style-name="ce0"/>
          <table:table-cell table:style-name="ce0" office:value-type="string">
            <text:p>Hm?</text:p>
          </table:table-cell>
          <table:table-cell table:number-columns-repeated="1020"/>
        </table:table-row>
        <table:table-row>
          <table:table-cell table:style-name="ce0" office:value-type="string">
            <text:p>ああ、今回の視察の理由じゃったかのう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ええ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ご存知のとおり、各地で魔物の被害が相次ぐ
　最中、まして地下道を徒歩で通過しなければ
　たどりつけない熾天宮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いったいなぜ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各地で魔物被害、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からじゃ、ガウラ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ヌシも知っておろう？　かつて魔物とその
統率者を、天の使いの力を振るい仕留め、世に
平和をもたらしたとされる、熾天少女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彼女がいったいどこで、その強力な力を
授かった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ええ。　これから向かう熾天宮こそが、その
　伝承の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え！？　姫、まさか・・・熾天宮へ行く目的と
　言うのは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天の使いの力を授かるためだと言うのですか
　！？！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ラワが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ふふっ！　何を申しておるガウラ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ラワが熾天少女になると言うのか？
そんなわけなかろう！！　ふふふふ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ち、違うのですか・・・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私はてっきり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あ、目的としてはそれに近いかもしれぬが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昨今の魔物騒動は件数を増すばかり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が、我々には魔物を倒す力が無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すれば、天の使いの力の起源とされる
熾天宮に、魔物打破の鍵があると考えられる
じゃ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それを探すために、です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探して見つかるようなモノではないじゃろうが、
ワラワのように、神殿に何の知識もない者が
見たほうが、新たな発見があるやもしれぬ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きることからやって行きたいのじゃ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なるほど。　姫なりに国を案じておられる
　のです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・・・と、どうやらヒャム地下道に到着した
　ようで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、ここからは徒歩じゃ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行こうか、ガウラ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7+01:00</meta:creation-date>
    <dc:date>2020-03-14T12:50:3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